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000000180C43B5C2A95E60A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6.556cm" style:type="right" style:leader-style="dotted" style:leader-text="."/>
        </style:tab-stops>
      </style:paragraph-properties>
    </style:style>
    <style:style style:name="P2" style:family="paragraph" style:parent-style-name="Contents_20_2">
      <style:paragraph-properties>
        <style:tab-stops>
          <style:tab-stop style:position="16.556cm" style:type="right" style:leader-style="dotted" style:leader-text="."/>
        </style:tab-stops>
      </style:paragraph-properties>
    </style:style>
    <style:style style:name="P3" style:family="paragraph" style:parent-style-name="Contents_20_3">
      <style:paragraph-properties>
        <style:tab-stops>
          <style:tab-stop style:position="16.556cm" style:type="right" style:leader-style="dotted" style:leader-text="."/>
        </style:tab-stops>
      </style:paragraph-properties>
    </style:style>
    <style:style style:name="P4" style:family="paragraph" style:parent-style-name="Frame_20_contents">
      <style:paragraph-properties fo:text-align="center" style:justify-single-word="false"/>
    </style:style>
    <style:style style:name="P5" style:family="paragraph" style:parent-style-name="Heading_20_1">
      <style:text-properties officeooo:rsid="0004a697" officeooo:paragraph-rsid="0004a697"/>
    </style:style>
    <style:style style:name="P6" style:family="paragraph" style:parent-style-name="Heading_20_1">
      <style:text-properties officeooo:rsid="0004e6c8" officeooo:paragraph-rsid="0004e6c8"/>
    </style:style>
    <style:style style:name="P7" style:family="paragraph" style:parent-style-name="Heading_20_2">
      <style:text-properties officeooo:rsid="0004a697" officeooo:paragraph-rsid="0004a697"/>
    </style:style>
    <style:style style:name="P8" style:family="paragraph" style:parent-style-name="Heading_20_2">
      <style:text-properties officeooo:rsid="0004e6c8" officeooo:paragraph-rsid="0004e6c8"/>
    </style:style>
    <style:style style:name="P9" style:family="paragraph" style:parent-style-name="List_20_Paragraph" style:list-style-name="WWNum2">
      <style:paragraph-properties fo:line-height="0.51cm">
        <style:tab-stops>
          <style:tab-stop style:position="4.156cm"/>
          <style:tab-stop style:position="4.157cm"/>
        </style:tab-stops>
      </style:paragraph-properties>
    </style:style>
    <style:style style:name="P10" style:family="paragraph" style:parent-style-name="List_20_Paragraph">
      <style:paragraph-properties>
        <style:tab-stops>
          <style:tab-stop style:position="4.156cm"/>
          <style:tab-stop style:position="4.157cm"/>
        </style:tab-stops>
      </style:paragraph-properties>
    </style:style>
    <style:style style:name="P11" style:family="paragraph" style:parent-style-name="List_20_Paragraph" style:list-style-name="WWNum2">
      <style:paragraph-properties>
        <style:tab-stops>
          <style:tab-stop style:position="4.156cm"/>
          <style:tab-stop style:position="4.157cm"/>
        </style:tab-stops>
      </style:paragraph-properties>
    </style:style>
    <style:style style:name="P12" style:family="paragraph" style:parent-style-name="List_20_Paragraph" style:list-style-name="WWNum2">
      <style:paragraph-properties fo:line-height="0.515cm">
        <style:tab-stops>
          <style:tab-stop style:position="4.156cm"/>
          <style:tab-stop style:position="4.157cm"/>
        </style:tab-stops>
      </style:paragraph-properties>
    </style:style>
    <style:style style:name="P13" style:family="paragraph" style:parent-style-name="List_20_Paragraph" style:list-style-name="WWNum2">
      <style:paragraph-properties fo:margin-left="1.616cm" fo:margin-right="0cm" fo:margin-top="0.113cm" fo:margin-bottom="0cm" loext:contextual-spacing="false" fo:text-indent="-0.637cm" style:auto-text-indent="false">
        <style:tab-stops>
          <style:tab-stop style:position="1.616cm"/>
          <style:tab-stop style:position="1.617cm"/>
        </style:tab-stops>
      </style:paragraph-properties>
    </style:style>
    <style:style style:name="P14" style:family="paragraph" style:parent-style-name="List_20_Paragraph" style:list-style-name="WWNum2">
      <style:paragraph-properties fo:margin-left="1.616cm" fo:margin-right="0cm" fo:margin-top="0.041cm" fo:margin-bottom="0cm" loext:contextual-spacing="false" fo:text-indent="-0.637cm" style:auto-text-indent="false">
        <style:tab-stops>
          <style:tab-stop style:position="1.616cm"/>
          <style:tab-stop style:position="1.617cm"/>
        </style:tab-stops>
      </style:paragraph-properties>
    </style:style>
    <style:style style:name="P15" style:family="paragraph" style:parent-style-name="List_20_Paragraph" style:list-style-name="WWNum2">
      <style:paragraph-properties fo:margin-left="1.616cm" fo:margin-right="0cm" fo:margin-top="0.116cm" fo:margin-bottom="0cm" loext:contextual-spacing="false" fo:text-indent="-0.637cm" style:auto-text-indent="false">
        <style:tab-stops>
          <style:tab-stop style:position="1.616cm"/>
          <style:tab-stop style:position="1.617cm"/>
        </style:tab-stops>
      </style:paragraph-properties>
    </style:style>
    <style:style style:name="P16" style:family="paragraph" style:parent-style-name="List_20_Paragraph" style:list-style-name="WWNum2">
      <style:paragraph-properties fo:margin-left="1.616cm" fo:margin-right="0cm" fo:margin-top="0.037cm" fo:margin-bottom="0cm" loext:contextual-spacing="false" fo:text-indent="-0.637cm" style:auto-text-indent="false">
        <style:tab-stops>
          <style:tab-stop style:position="1.616cm"/>
          <style:tab-stop style:position="1.617cm"/>
        </style:tab-stops>
      </style:paragraph-properties>
    </style:style>
    <style:style style:name="P17" style:family="paragraph" style:parent-style-name="List_20_Paragraph" style:list-style-name="WWNum2">
      <style:paragraph-properties fo:margin-left="1.616cm" fo:margin-right="0cm" fo:margin-top="0.254cm" fo:margin-bottom="0cm" loext:contextual-spacing="false" fo:text-indent="-0.637cm" style:auto-text-indent="false">
        <style:tab-stops>
          <style:tab-stop style:position="1.616cm"/>
          <style:tab-stop style:position="1.617cm"/>
        </style:tab-stops>
      </style:paragraph-properties>
    </style:style>
    <style:style style:name="P18" style:family="paragraph" style:parent-style-name="List_20_Paragraph" style:list-style-name="WWNum2">
      <style:paragraph-properties fo:margin-left="1.616cm" fo:margin-right="0cm" fo:line-height="0.538cm" fo:text-indent="-0.637cm" style:auto-text-indent="false">
        <style:tab-stops>
          <style:tab-stop style:position="1.616cm"/>
          <style:tab-stop style:position="1.617cm"/>
        </style:tab-stops>
      </style:paragraph-properties>
    </style:style>
    <style:style style:name="P19" style:family="paragraph" style:parent-style-name="List_20_Paragraph" style:list-style-name="WWNum2">
      <style:paragraph-properties fo:margin-left="1.616cm" fo:margin-right="0cm" fo:line-height="0.531cm" fo:text-indent="-0.637cm" style:auto-text-indent="false">
        <style:tab-stops>
          <style:tab-stop style:position="1.616cm"/>
          <style:tab-stop style:position="1.617cm"/>
        </style:tab-stops>
      </style:paragraph-properties>
    </style:style>
    <style:style style:name="P20" style:family="paragraph" style:parent-style-name="List_20_Paragraph" style:list-style-name="WWNum2" style:master-page-name="Converted1">
      <style:paragraph-properties fo:margin-left="1.616cm" fo:margin-right="0cm" fo:margin-top="0.159cm" fo:margin-bottom="0cm" loext:contextual-spacing="false" fo:text-indent="-0.637cm" style:auto-text-indent="false" style:page-number="auto">
        <style:tab-stops>
          <style:tab-stop style:position="1.616cm"/>
          <style:tab-stop style:position="1.617cm"/>
        </style:tab-stops>
      </style:paragraph-properties>
    </style:style>
    <style:style style:name="P21" style:family="paragraph" style:parent-style-name="List_20_Paragraph" style:list-style-name="WWNum2">
      <style:paragraph-properties fo:margin-left="1.616cm" fo:margin-right="0cm" fo:margin-top="0.004cm" fo:margin-bottom="0cm" loext:contextual-spacing="false" fo:text-indent="-0.637cm" style:auto-text-indent="false">
        <style:tab-stops>
          <style:tab-stop style:position="1.616cm"/>
          <style:tab-stop style:position="1.617cm"/>
        </style:tab-stops>
      </style:paragraph-properties>
    </style:style>
    <style:style style:name="P22" style:family="paragraph" style:parent-style-name="List_20_Paragraph" style:list-style-name="WWNum2">
      <style:paragraph-properties fo:margin-left="1.616cm" fo:margin-right="0cm" fo:margin-top="0.252cm" fo:margin-bottom="0cm" loext:contextual-spacing="false" fo:line-height="0.538cm" fo:text-indent="-0.637cm" style:auto-text-indent="false">
        <style:tab-stops>
          <style:tab-stop style:position="1.616cm"/>
          <style:tab-stop style:position="1.617cm"/>
        </style:tab-stops>
      </style:paragraph-properties>
    </style:style>
    <style:style style:name="P23" style:family="paragraph" style:parent-style-name="List_20_Paragraph" style:list-style-name="WWNum2">
      <style:paragraph-properties fo:margin-left="2.886cm" fo:margin-right="0cm" fo:line-height="0.524cm" fo:text-indent="-0.637cm" style:auto-text-indent="false">
        <style:tab-stops>
          <style:tab-stop style:position="2.887cm"/>
        </style:tab-stops>
      </style:paragraph-properties>
    </style:style>
    <style:style style:name="P24" style:family="paragraph" style:parent-style-name="List_20_Paragraph" style:list-style-name="WWNum2">
      <style:paragraph-properties fo:margin-left="2.886cm" fo:margin-right="0cm" fo:line-height="0.517cm" fo:text-indent="-0.637cm" style:auto-text-indent="false">
        <style:tab-stops>
          <style:tab-stop style:position="2.887cm"/>
        </style:tab-stops>
      </style:paragraph-properties>
    </style:style>
    <style:style style:name="P25" style:family="paragraph" style:parent-style-name="List_20_Paragraph" style:list-style-name="WWNum2">
      <style:paragraph-properties fo:margin-left="2.886cm" fo:margin-right="0cm" fo:line-height="0.515cm" fo:text-indent="-0.637cm" style:auto-text-indent="false">
        <style:tab-stops>
          <style:tab-stop style:position="2.887cm"/>
        </style:tab-stops>
      </style:paragraph-properties>
    </style:style>
    <style:style style:name="P26" style:family="paragraph" style:parent-style-name="List_20_Paragraph" style:list-style-name="WWNum2">
      <style:paragraph-properties fo:margin-left="2.886cm" fo:margin-right="0cm" fo:margin-top="0.004cm" fo:margin-bottom="0cm" loext:contextual-spacing="false" fo:line-height="0.524cm" fo:text-indent="-0.637cm" style:auto-text-indent="false">
        <style:tab-stops>
          <style:tab-stop style:position="2.887cm"/>
        </style:tab-stops>
      </style:paragraph-properties>
    </style:style>
    <style:style style:name="P27" style:family="paragraph" style:parent-style-name="List_20_Paragraph" style:list-style-name="WWNum2">
      <style:paragraph-properties fo:margin-left="1.616cm" fo:margin-right="0.245cm" fo:line-height="100%" fo:text-indent="-0.635cm" style:auto-text-indent="false">
        <style:tab-stops>
          <style:tab-stop style:position="1.616cm"/>
          <style:tab-stop style:position="1.617cm"/>
        </style:tab-stops>
      </style:paragraph-properties>
    </style:style>
    <style:style style:name="P28" style:family="paragraph" style:parent-style-name="List_20_Paragraph" style:list-style-name="WWNum2">
      <style:paragraph-properties fo:margin-left="2.886cm" fo:margin-right="0.709cm" fo:margin-top="0.005cm" fo:margin-bottom="0cm" loext:contextual-spacing="false" fo:line-height="96%" fo:text-indent="-0.635cm" style:auto-text-indent="false">
        <style:tab-stops>
          <style:tab-stop style:position="2.887cm"/>
        </style:tab-stops>
      </style:paragraph-properties>
    </style:style>
    <style:style style:name="P29" style:family="paragraph" style:parent-style-name="List_20_Paragraph" style:list-style-name="WWNum2">
      <style:paragraph-properties fo:margin-top="0.004cm" fo:margin-bottom="0cm" loext:contextual-spacing="false">
        <style:tab-stops>
          <style:tab-stop style:position="4.156cm"/>
          <style:tab-stop style:position="4.157cm"/>
        </style:tab-stops>
      </style:paragraph-properties>
    </style:style>
    <style:style style:name="P30" style:family="paragraph" style:parent-style-name="Standard">
      <style:text-properties fo:font-size="18pt" style:font-size-asian="18pt" style:font-size-complex="18pt"/>
    </style:style>
    <style:style style:name="P31" style:family="paragraph" style:parent-style-name="Standard">
      <style:paragraph-properties fo:text-align="center" style:justify-single-word="false"/>
      <style:text-properties fo:font-size="18pt" style:font-size-asian="18pt" style:font-size-complex="18pt"/>
    </style:style>
    <style:style style:name="P32" style:family="paragraph" style:parent-style-name="Standard">
      <style:paragraph-properties fo:text-align="center" style:justify-single-word="false"/>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text-align="center" style:justify-single-word="false"/>
      <style:text-properties fo:font-size="20pt" fo:font-weight="bold" style:font-size-asian="20pt" style:font-weight-asian="bold" style:font-size-complex="20pt" style:font-weight-complex="bold"/>
    </style:style>
    <style:style style:name="P35"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6" style:family="paragraph" style:parent-style-name="Standard">
      <style:paragraph-properties fo:margin-left="1.616cm" fo:margin-right="0cm" fo:text-indent="-0.637cm" style:auto-text-indent="false"/>
    </style:style>
    <style:style style:name="P37" style:family="paragraph" style:parent-style-name="Standard">
      <style:paragraph-properties fo:margin-top="0cm" fo:margin-bottom="0.212cm" loext:contextual-spacing="false" fo:line-height="100%"/>
    </style:style>
    <style:style style:name="P38" style:family="paragraph" style:parent-style-name="Standard">
      <style:paragraph-properties fo:margin-left="1.616cm" fo:margin-right="0cm" fo:margin-top="0cm" fo:margin-bottom="0.212cm" loext:contextual-spacing="false" fo:line-height="100%" fo:text-indent="1.249cm" style:auto-text-indent="false"/>
    </style:style>
    <style:style style:name="P39" style:family="paragraph" style:parent-style-name="Standard">
      <style:paragraph-properties fo:margin-left="1.249cm" fo:margin-right="0cm" fo:margin-top="0cm" fo:margin-bottom="0.212cm" loext:contextual-spacing="false" fo:line-height="100%" fo:text-indent="-0.637cm" style:auto-text-indent="false"/>
    </style:style>
    <style:style style:name="P40" style:family="paragraph" style:parent-style-name="Text_20_body">
      <style:text-properties officeooo:paragraph-rsid="0004a697"/>
    </style:style>
    <style:style style:name="P41" style:family="paragraph" style:parent-style-name="Text_20_body">
      <style:text-properties officeooo:paragraph-rsid="0004e6c8"/>
    </style:style>
    <style:style style:name="P42" style:family="paragraph" style:parent-style-name="Text_20_body">
      <style:paragraph-properties fo:margin-left="0cm" fo:margin-right="0cm" fo:text-align="end" style:justify-single-word="false" fo:text-indent="0cm" style:auto-text-indent="false"/>
      <style:text-properties fo:font-size="11pt" style:font-size-asian="11pt" style:font-size-complex="11pt"/>
    </style:style>
    <style:style style:name="P43" style:family="paragraph" style:parent-style-name="Text_20_body">
      <style:paragraph-properties fo:margin-left="0cm" fo:margin-right="0cm" fo:text-align="end" style:justify-single-word="false" fo:text-indent="0cm" style:auto-text-indent="false"/>
    </style:style>
    <style:style style:name="P44" style:family="paragraph" style:parent-style-name="Text_20_body">
      <style:paragraph-properties fo:margin-left="0cm" fo:margin-right="0cm" fo:margin-top="0.005cm" fo:margin-bottom="0cm" loext:contextual-spacing="false" fo:text-indent="0cm" style:auto-text-indent="false"/>
      <style:text-properties fo:font-size="17pt" style:font-size-asian="17pt"/>
    </style:style>
    <style:style style:name="P45" style:family="paragraph" style:parent-style-name="Text_20_body">
      <style:paragraph-properties fo:margin-left="0cm" fo:margin-right="0cm" fo:margin-top="0.009cm" fo:margin-bottom="0cm" loext:contextual-spacing="false" fo:text-indent="0cm" style:auto-text-indent="false"/>
      <style:text-properties fo:font-size="17pt" style:font-size-asian="17pt"/>
    </style:style>
    <style:style style:name="P46" style:family="paragraph" style:parent-style-name="Text_20_body">
      <style:paragraph-properties fo:margin-left="0.346cm" fo:margin-right="0.201cm" fo:margin-top="0.109cm" fo:margin-bottom="0cm" loext:contextual-spacing="false" fo:line-height="108%" fo:text-align="justify" style:justify-single-word="false" fo:text-indent="0cm" style:auto-text-indent="false"/>
    </style:style>
    <style:style style:name="P47" style:family="paragraph" style:parent-style-name="Text_20_body">
      <style:paragraph-properties fo:margin-left="0.346cm" fo:margin-right="0cm" fo:margin-top="0.115cm" fo:margin-bottom="0cm" loext:contextual-spacing="false" fo:text-indent="0cm" style:auto-text-indent="false"/>
    </style:style>
    <style:style style:name="P48" style:family="paragraph" style:parent-style-name="Text_20_body">
      <style:paragraph-properties fo:margin-left="0.346cm" fo:margin-right="0cm" fo:margin-top="0.109cm" fo:margin-bottom="0cm" loext:contextual-spacing="false" fo:text-align="justify" style:justify-single-word="false" fo:text-indent="0cm" style:auto-text-indent="false"/>
    </style:style>
    <style:style style:name="P49" style:family="paragraph" style:parent-style-name="Text_20_body">
      <style:paragraph-properties fo:margin-left="1.595cm" fo:margin-right="0cm" fo:margin-top="0.109cm" fo:margin-bottom="0cm" loext:contextual-spacing="false" fo:text-indent="0cm" style:auto-text-indent="false"/>
    </style:style>
    <style:style style:name="P50" style:family="paragraph" style:parent-style-name="Text_20_body">
      <style:paragraph-properties fo:margin-left="1.595cm" fo:margin-right="0cm" fo:margin-top="0.337cm" fo:margin-bottom="0cm" loext:contextual-spacing="false" fo:text-indent="0cm" style:auto-text-indent="false"/>
    </style:style>
    <style:style style:name="P51" style:family="paragraph" style:parent-style-name="Text_20_body">
      <style:paragraph-properties fo:margin-left="1.616cm" fo:margin-right="0cm" fo:text-indent="0cm" style:auto-text-indent="false"/>
      <style:text-properties fo:font-size="13pt" style:font-size-asian="13pt"/>
    </style:style>
    <style:style style:name="P52" style:family="paragraph">
      <loext:graphic-properties draw:fill="none"/>
      <style:paragraph-properties fo:text-align="center"/>
      <style:text-properties fo:font-size="18pt"/>
    </style:style>
    <style:style style:name="T1" style:family="text">
      <style:text-properties fo:font-size="72pt" style:font-size-asian="72pt" style:font-size-complex="72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fo:font-size="11pt" fo:letter-spacing="-0.039cm" style:font-size-asian="11pt" style:font-size-complex="11pt"/>
    </style:style>
    <style:style style:name="T6" style:family="text">
      <style:text-properties fo:font-size="11pt" fo:letter-spacing="-0.035cm" style:font-size-asian="11pt" style:font-size-complex="11pt"/>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style>
    <style:style style:name="T11" style:family="text">
      <style:text-properties fo:font-size="12pt" style:font-size-asian="12pt" style:font-size-complex="12pt"/>
    </style:style>
    <style:style style:name="T12" style:family="text">
      <style:text-properties fo:font-size="12pt" fo:letter-spacing="-0.005cm" style:font-size-asian="12pt"/>
    </style:style>
    <style:style style:name="T13" style:family="text">
      <style:text-properties fo:font-size="12pt" fo:letter-spacing="-0.004cm" style:font-size-asian="12pt"/>
    </style:style>
    <style:style style:name="T14" style:family="text">
      <style:text-properties fo:font-size="12pt" fo:letter-spacing="-0.007cm" style:font-size-asian="12pt"/>
    </style:style>
    <style:style style:name="T15" style:family="text">
      <style:text-properties fo:font-size="12pt" fo:letter-spacing="-0.002cm" style:font-size-asian="12pt"/>
    </style:style>
    <style:style style:name="T16" style:family="text">
      <style:text-properties fo:font-size="12pt" fo:letter-spacing="-0.009cm" style:font-size-asian="12pt"/>
    </style:style>
    <style:style style:name="T17" style:family="text">
      <style:text-properties fo:font-size="12pt" fo:letter-spacing="0.002cm" style:font-size-asian="12pt"/>
    </style:style>
    <style:style style:name="T18" style:family="text">
      <style:text-properties fo:font-size="12pt" fo:letter-spacing="-0.041cm" style:font-size-asian="12pt"/>
    </style:style>
    <style:style style:name="T19" style:family="text">
      <style:text-properties fo:font-size="12pt" fo:letter-spacing="-0.011cm" style:font-size-asian="12pt"/>
    </style:style>
    <style:style style:name="T20" style:family="text">
      <style:text-properties fo:letter-spacing="-0.023cm"/>
    </style:style>
    <style:style style:name="T21" style:family="text">
      <style:text-properties fo:letter-spacing="-0.028cm"/>
    </style:style>
    <style:style style:name="T22" style:family="text">
      <style:text-properties fo:letter-spacing="-0.012cm"/>
    </style:style>
    <style:style style:name="T23" style:family="text">
      <style:text-properties fo:letter-spacing="-0.009cm"/>
    </style:style>
    <style:style style:name="T24" style:family="text">
      <style:text-properties fo:letter-spacing="-0.011cm"/>
    </style:style>
    <style:style style:name="T25" style:family="text">
      <style:text-properties fo:letter-spacing="-0.016cm"/>
    </style:style>
    <style:style style:name="T26" style:family="text">
      <style:text-properties style:text-underline-style="solid" style:text-underline-width="auto" style:text-underline-color="font-color"/>
    </style:style>
    <style:style style:name="T27" style:family="text">
      <style:text-properties fo:font-size="20pt" fo:font-weight="bold" style:font-size-asian="20pt" style:font-weight-asian="bold" style:font-size-complex="20pt" style:font-weight-complex="bold"/>
    </style:style>
    <style:style style:name="T28" style:family="text">
      <style:text-properties style:font-name-complex="Calibri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6.389cm" fo:min-width="15.342cm" fo:padding-top="0.127cm" fo:padding-bottom="0.127cm" fo:padding-left="0.254cm" fo:padding-right="0.254cm" fo:wrap-option="wrap" fo:margin-left="0.318cm" fo:margin-right="0.318cm" fo:margin-top="0cm" fo:margin-bottom="0.026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318cm" fo:margin-right="0.318cm" fo:margin-top="0cm" fo:margin-bottom="0cm" style:run-through="background" style:wrap="parallel" style:number-wrapped-paragraphs="no-limit" style:wrap-contour="true" style:wrap-contour-mode="full"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318cm" fo:margin-right="0.318cm" fo:margin-top="0cm" fo:margin-bottom="0cm" style:run-through="background" style:wrap="parallel" style:number-wrapped-paragraphs="no-limit" style:wrap-contour="true" style:wrap-contour-mode="full"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1"><draw:custom-shape text:anchor-type="paragraph" draw:z-index="7" draw:name="Zone de texte 1" draw:style-name="gr1" draw:text-style-name="P52" svg:width="15.849cm" svg:height="6.642cm" svg:x="0.388cm" svg:y="1.342cm"><text:p text:style-name="P4"><text:span text:style-name="T1">In’s TEM paisi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
      <text:p text:style-name="P30"/>
      <text:p text:style-name="P32"><text:span text:style-name="T2">Projet Techs_WEB </text:span></text:p>
      <text:p text:style-name="P32"><text:span text:style-name="T2">B2 Informatique</text:span></text:p>
      <text:p text:style-name="P31"/>
      <text:p text:style-name="P30"/>
      <text:p text:style-name="P31"/>
      <text:p text:style-name="P32"><text:span text:style-name="T3">Victor AFFILÉ &amp; Alexis PHELIPPON</text:span></text:p>
      <text:p text:style-name="P32"/>
      <text:p text:style-name="P32"/>
      <text:p text:style-name="P32"/>
      <text:p text:style-name="P32"/>
      <text:p text:style-name="P42"/>
      <text:p text:style-name="P42"/>
      <text:p text:style-name="P42"/>
      <text:p text:style-name="P42"/>
      <text:p text:style-name="P42"/>
      <text:p text:style-name="P43"><text:span text:style-name="T4">Date de début :</text:span><text:span text:style-name="T5"> <text:s/>17 / 12 / 2020</text:span><text:span text:style-name="T4"> </text:span></text:p>
      <text:p text:style-name="P43"><text:span text:style-name="T4">Date de rendu :</text:span><text:span text:style-name="T6"> 28 / 01 / 2021</text:span></text:p>
      <text:p text:style-name="P42"/>
      <text:p text:style-name="P32"><text:span text:style-name="T7"/></text:p>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1"><text:a xlink:type="simple" xlink:href="#__RefHeading___Toc894_1515903028" text:style-name="Index_20_Link" text:visited-style-name="Index_20_Link">Description du projet<text:tab/>3</text:a></text:p>
          <text:p text:style-name="P2"><text:a xlink:type="simple" xlink:href="#__RefHeading___Toc886_1515903028" text:style-name="Index_20_Link" text:visited-style-name="Index_20_Link">Présentation<text:tab/>3</text:a></text:p>
          <text:p text:style-name="P2"><text:a xlink:type="simple" xlink:href="#__RefHeading___Toc888_1515903028" text:style-name="Index_20_Link" text:visited-style-name="Index_20_Link">Pages<text:tab/>3</text:a></text:p>
          <text:p text:style-name="P2"><text:a xlink:type="simple" xlink:href="#__RefHeading___Toc890_1515903028" text:style-name="Index_20_Link" text:visited-style-name="Index_20_Link">Fonctionnalités<text:tab/>3</text:a></text:p>
          <text:p text:style-name="P1"><text:a xlink:type="simple" xlink:href="#__RefHeading___Toc896_1515903028" text:style-name="Index_20_Link" text:visited-style-name="Index_20_Link">FAQ Client<text:tab/>4</text:a></text:p>
          <text:p text:style-name="P1"><text:a xlink:type="simple" xlink:href="#__RefHeading___Toc898_1515903028" text:style-name="Index_20_Link" text:visited-style-name="Index_20_Link">Architecture du site<text:tab/>4</text:a></text:p>
          <text:p text:style-name="P1"><text:a xlink:type="simple" xlink:href="#__RefHeading___Toc900_1515903028" text:style-name="Index_20_Link" text:visited-style-name="Index_20_Link">Technologies utilisées<text:tab/>4</text:a></text:p>
          <text:p text:style-name="P1"><text:a xlink:type="simple" xlink:href="#__RefHeading___Toc902_1515903028" text:style-name="Index_20_Link" text:visited-style-name="Index_20_Link">Structure de la base de donnée<text:tab/>4</text:a></text:p>
          <text:p text:style-name="P1"><text:a xlink:type="simple" xlink:href="#__RefHeading___Toc904_1515903028" text:style-name="Index_20_Link" text:visited-style-name="Index_20_Link">UML<text:tab/>4</text:a></text:p>
          <text:p text:style-name="P2"><text:a xlink:type="simple" xlink:href="#__RefHeading___Toc906_1515903028" text:style-name="Index_20_Link" text:visited-style-name="Index_20_Link">Spécification fonctionnelles<text:tab/>4</text:a></text:p>
          <text:p text:style-name="P3"><text:a xlink:type="simple" xlink:href="#__RefHeading___Toc908_1515903028" text:style-name="Index_20_Link" text:visited-style-name="Index_20_Link">Le contexte<text:tab/>4</text:a></text:p>
          <text:p text:style-name="P3"><text:a xlink:type="simple" xlink:href="#__RefHeading___Toc910_1515903028" text:style-name="Index_20_Link" text:visited-style-name="Index_20_Link">La liste des fonctionnalités<text:tab/>4</text:a></text:p>
          <text:p text:style-name="P3"><text:a xlink:type="simple" xlink:href="#__RefHeading___Toc912_1515903028" text:style-name="Index_20_Link" text:visited-style-name="Index_20_Link">Le descriptif des fonctionnalités<text:tab/>4</text:a></text:p>
          <text:p text:style-name="P3"><text:a xlink:type="simple" xlink:href="#__RefHeading___Toc914_1515903028" text:style-name="Index_20_Link" text:visited-style-name="Index_20_Link">Le cycle de vie des commandes<text:tab/>4</text:a></text:p>
          <text:p text:style-name="P2"><text:a xlink:type="simple" xlink:href="#__RefHeading___Toc916_1515903028" text:style-name="Index_20_Link" text:visited-style-name="Index_20_Link">Spécification techniques<text:tab/>4</text:a></text:p>
          <text:p text:style-name="P3"><text:a xlink:type="simple" xlink:href="#__RefHeading___Toc918_1515903028" text:style-name="Index_20_Link" text:visited-style-name="Index_20_Link">La modélisation des objets du domaine fonctionnel<text:tab/>4</text:a></text:p>
          <text:p text:style-name="P3"><text:a xlink:type="simple" xlink:href="#__RefHeading___Toc920_1515903028" text:style-name="Index_20_Link" text:visited-style-name="Index_20_Link">Identifications des différents éléments composants le système à mettre en place et leur interactions<text:tab/>4</text:a></text:p>
          <text:p text:style-name="P1"><text:a xlink:type="simple" xlink:href="#__RefHeading___Toc922_1515903028" text:style-name="Index_20_Link" text:visited-style-name="Index_20_Link">Problèmes rencontrés<text:tab/>4</text:a></text:p>
          <text:p text:style-name="P1"><text:a xlink:type="simple" xlink:href="#__RefHeading___Toc924_1515903028" text:style-name="Index_20_Link" text:visited-style-name="Index_20_Link">Check point<text:tab/>4</text:a></text:p>
          <text:p text:style-name="P1"><text:a xlink:type="simple" xlink:href="#__RefHeading___Toc926_1515903028" text:style-name="Index_20_Link" text:visited-style-name="Index_20_Link">Conclusion<text:tab/>5</text:a></text:p>
        </text:index-body>
      </text:table-of-content>
      <text:h text:style-name="P5" text:outline-level="1"><text:bookmark-start text:name="__RefHeading___Toc894_1515903028"/>Description du projet<text:bookmark-end text:name="__RefHeading___Toc894_1515903028"/></text:h>
      <text:h text:style-name="Heading_20_2" text:outline-level="2"><text:bookmark-start text:name="__RefHeading___Toc886_1515903028"/>Présentation<text:bookmark-end text:name="__RefHeading___Toc886_1515903028"/></text:h>
      <text:p text:style-name="P46">Il s’agit d’un site fonctionnel pour une activité professionnel réel dans le domaine du massage bien-être. L’objectif du site web est de permettre à ces<text:span text:style-name="T20"> </text:span>utilisateurs<text:span text:style-name="T21"> </text:span>de consulter les différents service mis à leur disposition ainsi que la possibilité de pouvoir réserver une séance directement sur le site.<text:span text:style-name="T22"> </text:span>Lorsqu’un<text:span text:style-name="T23"> </text:span>utilisateur<text:span text:style-name="T24"> prendra un RDV, celui-ci</text:span><text:span text:style-name="T25"> </text:span>recevra<text:span text:style-name="T24"> </text:span>un<text:span text:style-name="T22"> </text:span>e-mail de confirmation avec l’heure, la date, le service choisi et un message de remerciement pour sa réservation, ainsi qu’une facture d’achat au format PDF. Cette facture se retrouvera également dans son espace membre sur le site. Un utilisateur connecté qui procède à un achat peut cumuler des points de fidélité à chaque achat, ce qui lui permettra de recevoir des réductions à l’avenir. Un espace administration se sera aussi mis en place pour permettre de gérer le contenu du site et les informations des membres.</text:p>
      <text:p text:style-name="P44"><text:soft-page-break/></text:p>
      <text:h text:style-name="Heading_20_2" text:outline-level="2"><text:bookmark-start text:name="__RefHeading___Toc888_1515903028"/>Pages<text:bookmark-end text:name="__RefHeading___Toc888_1515903028"/></text:h>
      <text:p text:style-name="P47">Le site se composera des pages suivantes :</text:p>
      <text:list xml:id="list786997982" text:style-name="WWNum2">
        <text:list-item>
          <text:p text:style-name="P13"><text:span text:style-name="T10">Page d'accueil (présentation de l’entreprise)</text:span></text:p>
        </text:list-item>
        <text:list-item>
          <text:p text:style-name="P14"><text:span text:style-name="T10">Page produit (description, avis et prix)</text:span></text:p>
        </text:list-item>
        <text:list-item>
          <text:p text:style-name="P14"><text:span text:style-name="T10">Page de réservation (calendrier en temps réel)</text:span></text:p>
        </text:list-item>
        <text:list-item>
          <text:p text:style-name="P14"><text:span text:style-name="T10">Page d’espace</text:span><text:span text:style-name="T12"> </text:span><text:span text:style-name="T10">membre</text:span></text:p>
        </text:list-item>
        <text:list-item>
          <text:p text:style-name="P14"><text:span text:style-name="T10">Page d’inscription /</text:span><text:span text:style-name="T13"> </text:span><text:span text:style-name="T10">connexion</text:span></text:p>
        </text:list-item>
      </text:list>
      <text:p text:style-name="P48">L'administration se composera des pages suivantes :</text:p>
      <text:list xml:id="list225517399472184" text:continue-numbering="true" text:style-name="WWNum2">
        <text:list-item>
          <text:p text:style-name="P15"><text:span text:style-name="T10">Page tableau de</text:span><text:span text:style-name="T14"> </text:span><text:span text:style-name="T10">bord</text:span></text:p>
        </text:list-item>
        <text:list-item>
          <text:p text:style-name="P16"><text:span text:style-name="T10">Page des membres</text:span></text:p>
        </text:list-item>
        <text:list-item>
          <text:p text:style-name="P14"><text:span text:style-name="T10">Page des</text:span><text:span text:style-name="T15"> </text:span><text:span text:style-name="T10">produits</text:span></text:p>
        </text:list-item>
        <text:list-item>
          <text:p text:style-name="P14"><text:span text:style-name="T10">Page de</text:span><text:span text:style-name="T15"> </text:span><text:span text:style-name="T10">connexion</text:span></text:p>
        </text:list-item>
      </text:list>
      <text:p text:style-name="P45"/>
      <text:h text:style-name="Heading_20_2" text:outline-level="2"><text:bookmark-start text:name="__RefHeading___Toc890_1515903028"/>Fonctionnalités<text:bookmark-end text:name="__RefHeading___Toc890_1515903028"/></text:h>
      <text:p text:style-name="P49"><text:span text:style-name="T26">Partie membres</text:span></text:p>
      <text:list xml:id="list225517498766188" text:continue-numbering="true" text:style-name="WWNum2">
        <text:list-item>
          <text:p text:style-name="P17"><text:span text:style-name="T10">La page d’accueil</text:span><text:span text:style-name="T14"> </text:span><text:span text:style-name="T10">:</text:span></text:p>
          <text:list>
            <text:list-item>
              <text:p text:style-name="P23"><text:span text:style-name="T10">Page vitrine, présentant l’entreprise avec quelques produit mis en évidence.</text:span></text:p>
            </text:list-item>
          </text:list>
        </text:list-item>
        <text:list-item>
          <text:p text:style-name="P17"><text:span text:style-name="T10">La page produit</text:span><text:span text:style-name="T14"> </text:span><text:span text:style-name="T10">:</text:span></text:p>
          <text:list>
            <text:list-item>
              <text:p text:style-name="P24"><text:span text:style-name="T10">Un système de recherche par le nom du produit </text:span></text:p>
            </text:list-item>
            <text:list-item>
              <text:p text:style-name="P24"><text:span text:style-name="T10">Avis des clients inscrit sur chaque produit.</text:span></text:p>
            </text:list-item>
          </text:list>
        </text:list-item>
        <text:list-item>
          <text:p text:style-name="P27"><text:span text:style-name="T10">Les utilisateurs peuvent se créer un compte et se connecter. Ils pourront compléter et modifier leur profil.</text:span></text:p>
          <text:list>
            <text:list-item>
              <text:p text:style-name="P24"><text:span text:style-name="T10">Chaque profil utilisateur possède</text:span><text:span text:style-name="T14"> </text:span><text:span text:style-name="T10">:</text:span></text:p>
              <text:list>
                <text:list-item>
                  <text:p text:style-name="P9"><text:span text:style-name="T10">Un</text:span><text:span text:style-name="T13"> </text:span><text:span text:style-name="T10">prénom</text:span></text:p>
                </text:list-item>
                <text:list-item>
                  <text:p text:style-name="P11"><text:span text:style-name="T10">Un</text:span><text:span text:style-name="T13"> </text:span><text:span text:style-name="T10">nom</text:span></text:p>
                </text:list-item>
                <text:list-item>
                  <text:p text:style-name="P11"><text:span text:style-name="T10">Une adresse</text:span><text:span text:style-name="T16"> </text:span><text:span text:style-name="T10">e-mail</text:span></text:p>
                </text:list-item>
                <text:list-item>
                  <text:p text:style-name="P11"><text:span text:style-name="T10">Une date de</text:span><text:span text:style-name="T14"> </text:span><text:span text:style-name="T10">naissance</text:span></text:p>
                </text:list-item>
                <text:list-item>
                  <text:p text:style-name="P11"><text:span text:style-name="T10">Un compteur de PDF</text:span></text:p>
                </text:list-item>
                <text:list-item>
                  <text:p text:style-name="P11"><text:span text:style-name="T10">Un historique</text:span><text:span text:style-name="T13"> </text:span><text:span text:style-name="T10">de commande</text:span></text:p>
                </text:list-item>
              </text:list>
            </text:list-item>
          </text:list>
        </text:list-item>
      </text:list>
      <text:p text:style-name="P10"><text:span text:style-name="T10"/></text:p>
      <text:p text:style-name="P10"><text:span text:style-name="T10"/></text:p>
      <text:h text:style-name="P5" text:outline-level="1"><text:bookmark-start text:name="__RefHeading___Toc896_1515903028"/>FAQ Client<text:bookmark-end text:name="__RefHeading___Toc896_1515903028"/></text:h>
      <text:p text:style-name="P40"/>
      <text:h text:style-name="P5" text:outline-level="1"><text:bookmark-start text:name="__RefHeading___Toc898_1515903028"/>Architecture du site<text:bookmark-end text:name="__RefHeading___Toc898_1515903028"/></text:h>
      <text:p text:style-name="P40"/>
      <text:h text:style-name="P5" text:outline-level="1"><text:bookmark-start text:name="__RefHeading___Toc900_1515903028"/>Technologies utilisées<text:bookmark-end text:name="__RefHeading___Toc900_1515903028"/></text:h>
      <text:p text:style-name="P40"/>
      <text:h text:style-name="P5" text:outline-level="1"><text:bookmark-start text:name="__RefHeading___Toc902_1515903028"/><text:soft-page-break/>Structure de la base de donnée<text:bookmark-end text:name="__RefHeading___Toc902_1515903028"/></text:h>
      <text:p text:style-name="P40"/>
      <text:h text:style-name="P5" text:outline-level="1"><text:bookmark-start text:name="__RefHeading___Toc904_1515903028"/>UML<text:bookmark-end text:name="__RefHeading___Toc904_1515903028"/></text:h>
      <text:p text:style-name="P40"/>
      <text:h text:style-name="P7" text:outline-level="2"><text:bookmark-start text:name="__RefHeading___Toc906_1515903028"/>Spécification fonctionnelles<text:bookmark-end text:name="__RefHeading___Toc906_1515903028"/></text:h>
      <text:h text:style-name="Heading_20_3" text:outline-level="3"><text:bookmark-start text:name="__RefHeading___Toc908_1515903028"/>Le contexte<text:bookmark-end text:name="__RefHeading___Toc908_1515903028"/></text:h>
      <text:h text:style-name="Heading_20_3" text:outline-level="3"><text:bookmark-start text:name="__RefHeading___Toc910_1515903028"/>La liste des fonctionnalités<text:bookmark-end text:name="__RefHeading___Toc910_1515903028"/></text:h>
      <text:h text:style-name="Heading_20_3" text:outline-level="3"><text:bookmark-start text:name="__RefHeading___Toc912_1515903028"/>Le descriptif des fonctionnalités<text:bookmark-end text:name="__RefHeading___Toc912_1515903028"/></text:h>
      <text:h text:style-name="Heading_20_3" text:outline-level="3"><text:bookmark-start text:name="__RefHeading___Toc914_1515903028"/>Le cycle de vie des commandes<text:bookmark-end text:name="__RefHeading___Toc914_1515903028"/></text:h>
      <text:p text:style-name="Standard"/>
      <text:h text:style-name="P8" text:outline-level="2"><text:bookmark-start text:name="__RefHeading___Toc916_1515903028"/>Spécification techniques<text:bookmark-end text:name="__RefHeading___Toc916_1515903028"/></text:h>
      <text:h text:style-name="Heading_20_3" text:outline-level="3"><text:bookmark-start text:name="__RefHeading___Toc918_1515903028"/>La modélisation des objets du domaine fonctionnel<text:bookmark-end text:name="__RefHeading___Toc918_1515903028"/></text:h>
      <text:h text:style-name="Heading_20_3" text:outline-level="3"><text:bookmark-start text:name="__RefHeading___Toc920_1515903028"/>Identifications des différents éléments composants le système à mettre en place et leur interactions <text:bookmark-end text:name="__RefHeading___Toc920_1515903028"/></text:h>
      <text:p text:style-name="Standard"/>
      <text:h text:style-name="P6" text:outline-level="1"><text:bookmark-start text:name="__RefHeading___Toc922_1515903028"/>Problèmes rencontrés<text:bookmark-end text:name="__RefHeading___Toc922_1515903028"/></text:h>
      <text:p text:style-name="P41"/>
      <text:h text:style-name="P6" text:outline-level="1"><text:bookmark-start text:name="__RefHeading___Toc924_1515903028"/>Check point<text:bookmark-end text:name="__RefHeading___Toc924_1515903028"/></text:h>
      <text:p text:style-name="P41"/>
      <text:h text:style-name="P6" text:outline-level="1"><text:bookmark-start text:name="__RefHeading___Toc926_1515903028"/>Conclusion<text:bookmark-end text:name="__RefHeading___Toc926_1515903028"/></text:h>
      <text:list xml:id="list225516741881025" text:continue-numbering="true" text:style-name="WWNum2">
        <text:list-item>
          <text:p text:style-name="P20"><text:span text:style-name="T10">La page produit contient : </text:span></text:p>
          <text:list>
            <text:list-item>
              <text:p text:style-name="P26"><text:span text:style-name="T10">L’image du</text:span><text:span text:style-name="T12"> </text:span><text:span text:style-name="T10">produit</text:span></text:p>
            </text:list-item>
            <text:list-item>
              <text:p text:style-name="P24"><text:span text:style-name="T10">Le nom du</text:span><text:span text:style-name="T14"> </text:span><text:span text:style-name="T10">produit</text:span></text:p>
            </text:list-item>
            <text:list-item>
              <text:p text:style-name="P24"><text:span text:style-name="T10">Le prix du</text:span><text:span text:style-name="T12"> </text:span><text:span text:style-name="T10">produit</text:span></text:p>
            </text:list-item>
            <text:list-item>
              <text:p text:style-name="P24"><text:span text:style-name="T10">La note</text:span><text:span text:style-name="T17"> </text:span><text:span text:style-name="T10">moyenne</text:span></text:p>
            </text:list-item>
            <text:list-item>
              <text:p text:style-name="P24"><text:span text:style-name="T10">Les avis des acheteurs</text:span></text:p>
            </text:list-item>
            <text:list-item>
              <text:p text:style-name="P24"><text:span text:style-name="T10">Un bouton</text:span><text:span text:style-name="T12"> </text:span><text:span text:style-name="T10">d’achat/réservation</text:span></text:p>
            </text:list-item>
            <text:list-item>
              <text:p text:style-name="P28"><text:span text:style-name="T10">Un formulaire pour ajouter/modifier son avis (si le membre a déjà acheté le produit)</text:span></text:p>
            </text:list-item>
          </text:list>
        </text:list-item>
        <text:list-item>
          <text:p text:style-name="P21"><text:span text:style-name="T10">Un e-mail automatique est envoyé à l’acheteur après la vente avec : </text:span></text:p>
          <text:list>
            <text:list-item>
              <text:p text:style-name="P26"><text:span text:style-name="T10">La confirmation d’achat</text:span></text:p>
            </text:list-item>
            <text:list-item>
              <text:p text:style-name="P23"><text:span text:style-name="T10">La facture en</text:span><text:span text:style-name="T15"> </text:span><text:span text:style-name="T10">PDF</text:span></text:p>
            </text:list-item>
          </text:list>
        </text:list-item>
      </text:list>
      <text:p text:style-name="P51"/>
      <text:p text:style-name="P50"><text:span text:style-name="T26">Partie administrateur</text:span></text:p>
      <text:list xml:id="list225517205249716" text:continue-numbering="true" text:style-name="WWNum2">
        <text:list-item>
          <text:p text:style-name="P22"><text:span text:style-name="T10">Un espace administrateur est mis en place avec une authentification </text:span></text:p>
        </text:list-item>
        <text:list-item>
          <text:p text:style-name="P18"><text:span text:style-name="T10">Un tableau de bord est présent dans l’espace administrateur avec des</text:span><text:span text:style-name="T18"> </text:span><text:span text:style-name="T10">informations</text:span></text:p>
        </text:list-item>
      </text:list>
      <text:p text:style-name="P36"><text:span text:style-name="T10">tels que : </text:span></text:p>
      <text:list xml:id="list225517889352604" text:continue-numbering="true" text:style-name="WWNum2">
        <text:list-item>
          <text:list>
            <text:list-item>
              <text:p text:style-name="P26"><text:span text:style-name="T10">Nombre de</text:span><text:span text:style-name="T15"> </text:span><text:span text:style-name="T10">membres</text:span></text:p>
            </text:list-item>
            <text:list-item>
              <text:p text:style-name="P24"><text:span text:style-name="T10">Nombre de</text:span><text:span text:style-name="T15"> </text:span><text:span text:style-name="T10">ventes</text:span></text:p>
            </text:list-item>
            <text:list-item>
              <text:p text:style-name="P24"><text:span text:style-name="T10">Nombre de nouvelles ventes sur les 7 derniers</text:span><text:span text:style-name="T14"> </text:span><text:span text:style-name="T10">jours</text:span></text:p>
            </text:list-item>
            <text:list-item>
              <text:p text:style-name="P24"><text:span text:style-name="T10">Les revenus du site</text:span><text:span text:style-name="T16"> </text:span><text:span text:style-name="T10">totaux</text:span></text:p>
            </text:list-item>
            <text:list-item>
              <text:p text:style-name="P25"><text:span text:style-name="T10">Les revenus du site sur les 7 derniers</text:span><text:span text:style-name="T14"> </text:span><text:span text:style-name="T10">jours</text:span></text:p>
            </text:list-item>
          </text:list>
        </text:list-item>
        <text:list-item>
          <text:p text:style-name="P19"><text:span text:style-name="T10">L’administrateurs peut gérer les produits avec un CRUD : </text:span></text:p>
          <text:list>
            <text:list-item>
              <text:p text:style-name="P23"><text:span text:style-name="T10">Le CRUD permet d'ajouter/modifier/supprimer un produit avec</text:span><text:span text:style-name="T19"> </text:span><text:span text:style-name="T10">:</text:span></text:p>
              <text:list>
                <text:list-item>
                  <text:p text:style-name="P9"><text:span text:style-name="T10">Un</text:span><text:span text:style-name="T13"> </text:span><text:span text:style-name="T10">nom</text:span></text:p>
                </text:list-item>
                <text:list-item>
                  <text:p text:style-name="P11"><text:span text:style-name="T10">Une</text:span><text:span text:style-name="T12"> </text:span><text:span text:style-name="T10">description</text:span></text:p>
                </text:list-item>
                <text:list-item>
                  <text:p text:style-name="P11"><text:span text:style-name="T10">Une</text:span><text:span text:style-name="T12"> </text:span><text:span text:style-name="T10">photo</text:span></text:p>
                </text:list-item>
                <text:list-item>
                  <text:p text:style-name="P29"><text:span text:style-name="T10">Une</text:span><text:span text:style-name="T12"> </text:span><text:span text:style-name="T10">quantité</text:span></text:p>
                </text:list-item>
                <text:list-item>
                  <text:p text:style-name="P11"><text:span text:style-name="T10">Un</text:span><text:span text:style-name="T15"> </text:span><text:span text:style-name="T10">prix</text:span></text:p>
                </text:list-item>
              </text:list>
            </text:list-item>
            <text:list-item>
              <text:p text:style-name="P23"><text:span text:style-name="T10">Les administrateurs peuvent consulter :</text:span></text:p>
              <text:list>
                <text:list-item>
                  <text:p text:style-name="P9"><text:span text:style-name="T10">La note moyenne des</text:span><text:span text:style-name="T15"> </text:span><text:span text:style-name="T10">notes</text:span></text:p>
                </text:list-item>
                <text:list-item>
                  <text:p text:style-name="P12"><text:span text:style-name="T10">Les avis laissés par les</text:span><text:span text:style-name="T15"> </text:span><text:span text:style-name="T10">acheteurs</text:span></text:p>
                </text:list-item>
              </text:list>
            </text:list-item>
          </text:list>
        </text:list-item>
        <text:list-item>
          <text:p text:style-name="P18"><text:span text:style-name="T10">L’administrateurs peut gérer les membres avec un CRUD : </text:span></text:p>
          <text:list>
            <text:list-item>
              <text:p text:style-name="P23"><text:span text:style-name="T10">Le CRUD permet de modifier :</text:span></text:p>
              <text:list>
                <text:list-item>
                  <text:p text:style-name="P9"><text:span text:style-name="T10">Un</text:span><text:span text:style-name="T13"> </text:span><text:span text:style-name="T10">prénom</text:span></text:p>
                </text:list-item>
                <text:list-item>
                  <text:p text:style-name="P29"><text:span text:style-name="T10">Un</text:span><text:span text:style-name="T13"> </text:span><text:span text:style-name="T10">nom</text:span></text:p>
                </text:list-item>
                <text:list-item>
                  <text:p text:style-name="P11"><text:span text:style-name="T10">Une adresse</text:span><text:span text:style-name="T16"> </text:span><text:span text:style-name="T10">e-mail</text:span></text:p>
                </text:list-item>
                <text:list-item>
                  <text:p text:style-name="P11"><text:span text:style-name="T10">Une date de</text:span><text:span text:style-name="T16"> </text:span><text:span text:style-name="T10">naissance</text:span></text:p>
                </text:list-item>
              </text:list>
            </text:list-item>
            <text:list-item>
              <text:p text:style-name="P23"><text:span text:style-name="T10">Les administrateurs peuvent consulter</text:span><text:span text:style-name="T13"> </text:span><text:span text:style-name="T10">:</text:span></text:p>
              <text:list>
                <text:list-item>
                  <text:p text:style-name="P9"><text:span text:style-name="T10">Les achats de</text:span><text:span text:style-name="T14"> </text:span><text:span text:style-name="T10">produit</text:span></text:p>
                </text:list-item>
              </text:list>
            </text:list-item>
          </text:list>
        </text:list-item>
      </text:list>
      <text:p text:style-name="Standard"><text:span text:style-name="T10">Les factures en</text:span><text:span text:style-name="T13"> </text:span><text:span text:style-name="T10">PDF</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pan text:style-name="T27">Check Point</text:span></text:p>
      <text:p text:style-name="P34"><draw:frame text:anchor-type="paragraph" draw:z-index="0" draw:name="Graphique 8" draw:style-name="gr2" draw:text-style-name="P52" svg:width="0.9cm" svg:height="0.9cm" draw:transform="rotate (-3.14159265358979) translate (5.71147222222222cm 5.45955555555556cm)"><draw:image xlink:href="Pictures/100002010000018000000180C43B5C2A95E60AD6.png" xlink:type="simple" xlink:show="embed" xlink:actuate="onLoad" loext:mime-type="image/png"><text:p/></draw:image><svg:desc>Flèche vers la droite avec un remplissage uni</svg:desc></draw:frame></text:p>
      <text:p text:style-name="P37">Point Étape du 17 / 12 /2020 </text:p>
      <text:p text:style-name="P38"><text:soft-page-break/><text:span text:style-name="T28">•</text:span> Choix du projet (projet perso).</text:p>
      <text:p text:style-name="P38"><text:span text:style-name="T28">• </text:span>Choix des outils qui seront utilisés (Laravel).</text:p>
      <text:p text:style-name="P38"><text:span text:style-name="T28">• </text:span>Création du GIT (1x).</text:p>
      <text:p text:style-name="P38"><text:span text:style-name="T28">• </text:span>Rédaction de la fiche projet (v1.0).</text:p>
      <text:p text:style-name="P38"><draw:frame text:anchor-type="paragraph" draw:z-index="3" draw:name="Graphique 9" draw:style-name="gr2" draw:text-style-name="P52" svg:width="0.9cm" svg:height="0.9cm" draw:transform="rotate (-3.14159265358979) translate (5.80848611111111cm 9.55141666666667cm)"><draw:image xlink:href="Pictures/100002010000018000000180C43B5C2A95E60AD6.png" xlink:type="simple" xlink:show="embed" xlink:actuate="onLoad" loext:mime-type="image/png"><text:p/></draw:image><svg:desc>Flèche vers la droite avec un remplissage uni</svg:desc></draw:frame><text:span text:style-name="T28">•</text:span> UML (v1.0)</text:p>
      <text:p text:style-name="P37">Point Étape du 04 / 01 / 2021 </text:p>
      <text:p text:style-name="P37"><text:tab/><text:span text:style-name="T28">•</text:span> Rédaction de la fiche projet (v1.1).</text:p>
      <text:p text:style-name="P37"><text:tab/><text:span text:style-name="T28">•</text:span> Mise en place du framework Laravel.</text:p>
      <text:p text:style-name="P37"><draw:frame text:anchor-type="paragraph" draw:z-index="4" draw:name="Graphique 10" draw:style-name="gr2" draw:text-style-name="P52" svg:width="0.9cm" svg:height="0.9cm" draw:transform="rotate (-3.14159265358979) translate (5.80848611111111cm 12.3034722222222cm)"><draw:image xlink:href="Pictures/100002010000018000000180C43B5C2A95E60AD6.png" xlink:type="simple" xlink:show="embed" xlink:actuate="onLoad" loext:mime-type="image/png"><text:p/></draw:image><svg:desc>Flèche vers la droite avec un remplissage uni</svg:desc></draw:frame><text:tab/><text:span text:style-name="T28">•</text:span> UML (v1.1).</text:p>
      <text:p text:style-name="P37">Point Étape du 05 / 01 / 2021</text:p>
      <text:p text:style-name="P37"><text:s/><text:tab/><text:span text:style-name="T28">•</text:span> UML (v1.2).</text:p>
      <text:p text:style-name="P37"><text:tab/><text:span text:style-name="T28">• </text:span>Rédaction de la fiche projet (v1.2).</text:p>
      <text:p text:style-name="P37"><draw:frame text:anchor-type="paragraph" draw:z-index="1" draw:name="Graphique 11" draw:style-name="gr2" draw:text-style-name="P52" svg:width="0.9cm" svg:height="0.9cm" draw:transform="rotate (-3.14159265358979) translate (5.55448611111111cm 15.0421805555556cm)"><draw:image xlink:href="Pictures/100002010000018000000180C43B5C2A95E60AD6.png" xlink:type="simple" xlink:show="embed" xlink:actuate="onLoad" loext:mime-type="image/png"><text:p/></draw:image><svg:desc>Flèche vers la droite avec un remplissage uni</svg:desc></draw:frame><text:tab/><text:span text:style-name="T28">• Code (1.0).</text:span></text:p>
      <text:p text:style-name="P37">Point Étape du 12 / 01 2021 </text:p>
      <text:p text:style-name="P37"><text:tab/><text:span text:style-name="T28">• Code (1.1).</text:span></text:p>
      <text:p text:style-name="P38"><text:span text:style-name="T28">•</text:span> Création du GIT (2x).</text:p>
      <text:p text:style-name="P37"><text:tab/><text:span text:style-name="T28">• Base de données (1.0).</text:span></text:p>
      <text:p text:style-name="P37"><draw:frame text:anchor-type="paragraph" draw:z-index="2" draw:name="Graphique 12" draw:style-name="gr2" draw:text-style-name="P52" svg:width="0.9cm" svg:height="0.9cm" draw:transform="rotate (-3.14159265358979) translate (5.80848611111111cm 18.4943472222222cm)"><draw:image xlink:href="Pictures/100002010000018000000180C43B5C2A95E60AD6.png" xlink:type="simple" xlink:show="embed" xlink:actuate="onLoad" loext:mime-type="image/png"><text:p/></draw:image><svg:desc>Flèche vers la droite avec un remplissage uni</svg:desc></draw:frame><text:span text:style-name="T28"><text:tab/>• Page de connexion / inscription.</text:span></text:p>
      <text:p text:style-name="P37">Point Étape du 14 / 01 / 2021</text:p>
      <text:p text:style-name="P38"><text:span text:style-name="T28">• Code (1.2).</text:span></text:p>
      <text:p text:style-name="P38"><text:span text:style-name="T28">•</text:span> Création du GIT (3x).</text:p>
      <text:p text:style-name="P39"><text:span text:style-name="T28">• FullCalendar (1.0).</text:span></text:p>
      <text:p text:style-name="P38"><text:span text:style-name="T28">• Base de données (1.1).</text:span></text:p>
      <text:p text:style-name="P38"><draw:frame text:anchor-type="paragraph" draw:z-index="6" draw:name="Graphique 13" draw:style-name="gr2" draw:text-style-name="P52" svg:width="0.9cm" svg:height="0.9cm" draw:transform="rotate (-3.14159265358979) translate (5.83494444444444cm 22.5690138888889cm)"><draw:image xlink:href="Pictures/100002010000018000000180C43B5C2A95E60AD6.png" xlink:type="simple" xlink:show="embed" xlink:actuate="onLoad" loext:mime-type="image/png"><text:p/></draw:image><svg:desc>Flèche vers la droite avec un remplissage uni</svg:desc></draw:frame><text:span text:style-name="T28">• Rédaction du livrable (1.0).</text:span></text:p>
      <text:p text:style-name="P37">Point Étape du 19 / 01 / 2021</text:p>
      <text:p text:style-name="P37"><text:tab/><text:span text:style-name="T28">•</text:span> Code (1.3).</text:p>
      <text:p text:style-name="P38"><text:span text:style-name="T28">•</text:span> FullCalendar (1.1).</text:p>
      <text:p text:style-name="P38"><text:span text:style-name="T28">•</text:span> Base de données (1.2).</text:p>
      <text:p text:style-name="P38"><text:span text:style-name="T28">• Rédaction du livrable (1.1).</text:span></text:p>
      <text:p text:style-name="P38"><draw:frame text:anchor-type="paragraph" draw:z-index="5" draw:name="Graphique 14" draw:style-name="gr3" draw:text-style-name="P52" svg:width="0.9cm" svg:height="0.9cm" draw:transform="rotate (-3.14159265358979) translate (5.80848611111111cm 26.6965972222222cm)"><draw:image xlink:href="Pictures/100002010000018000000180C43B5C2A95E60AD6.png" xlink:type="simple" xlink:show="embed" xlink:actuate="onLoad" loext:mime-type="image/png"><text:p/></draw:image><svg:desc>Flèche vers la droite avec un remplissage uni</svg:desc></draw:frame><text:span text:style-name="T28">• Création du support oral.</text:span></text:p>
      <text:p text:style-name="P37">Point Étape du 28 / 01 / 2021</text:p>
      <text:p text:style-name="Standard"><text:span text:style-name="T28">•</text:span> Soutenance et évaluatio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00%" fo:orphans="0" fo:widows="0" fo:text-indent="-0.637cm" style:auto-text-indent="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default-outline-level="2" style:list-style-name="" style:class="text">
      <style:paragraph-properties fo:margin-left="1.616cm" fo:margin-right="0cm" fo:margin-top="0.078cm" fo:margin-bottom="0cm" loext:contextual-spacing="false" fo:line-height="100%" fo:orphans="0" fo:widows="0" fo:text-indent="-0.637cm" style:auto-text-indent="false"/>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616cm" fo:margin-right="0cm" fo:margin-top="0cm" fo:margin-bottom="0cm" loext:contextual-spacing="false" fo:line-height="100%" fo:orphans="0" fo:widows="0" fo:text-indent="-0.637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5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57cm" style:type="right" style:leader-style="dotted" style:leader-text="."/>
        </style:tab-stops>
      </style:paragraph-properties>
    </style:style>
    <style:style style:name="Default_20_Paragraph_20_Font" style:display-name="Default Paragraph Font" style:family="text"/>
    <style:style style:name="Titre_20_2_20_Car" style:display-name="Titre 2 Car" style:family="text" style:parent-style-name="Default_20_Paragraph_20_Font">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Corps_20_de_20_texte_20_Car" style:display-name="Corps de text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color="#369f93" fo:font-size="14pt" fo:letter-spacing="-0.002cm" fo:language="fr" fo:country="FR"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4pt" style:language-complex="ar" style:country-complex="SA" style:text-scale="100%"/>
    </style:style>
    <style:style style:name="ListLabel_20_2" style:display-name="ListLabel 2" style:family="text">
      <style:text-properties fo:language="fr" fo:country="FR" style:language-asian="en" style:country-asian="US" style:language-complex="ar" style:country-complex="SA" style:text-scale="100%"/>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2pt" fo:language="fr" fo:country="FR"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fr" fo:country="FR" style:font-name-asian="Courier New1" style:font-family-asian="'Courier New'" style:font-family-generic-asian="system" style:font-pitch-asian="variable" style:font-size-asian="12pt" style:language-asian="en" style:country-asian="US" style:font-name-complex="Courier New1" style:font-family-complex="'Courier New'" style:font-family-generic-complex="system" style:font-pitch-complex="variable" style:font-size-complex="12pt" style:language-complex="ar" style:country-complex="SA" style:text-scale="100%"/>
    </style:style>
    <style:style style:name="ListLabel_20_12" style:display-name="ListLabel 12" style:family="text">
      <style:text-properties fo:font-size="12pt" fo:language="fr" fo:country="FR"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61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88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92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44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964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4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2.00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3.5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616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886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7cm" fo:margin-left="4.157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7cm" fo:margin-left="5.711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7cm" fo:margin-left="7.26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7cm" fo:margin-left="8.80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7cm" fo:margin-left="10.35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7cm" fo:margin-left="11.90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7cm" fo:margin-left="13.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328cm" fo:margin-bottom="2.54cm" fo:margin-left="2.152cm" fo:margin-right="2.293cm" style:writing-mode="lr-tb" style:layout-grid-color="#c0c0c0" style:layout-grid-lines="248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HELIPPON Alexis</meta:initial-creator>
    <meta:editing-cycles>6</meta:editing-cycles>
    <meta:creation-date>2020-12-17T15:22:00</meta:creation-date>
    <dc:date>2021-01-27T22:55:15.055000000</dc:date>
    <meta:editing-duration>PT55M44S</meta:editing-duration>
    <meta:generator>LibreOffice/6.4.4.2$Windows_X86_64 LibreOffice_project/3d775be2011f3886db32dfd395a6a6d1ca2630ff</meta:generator>
    <meta:document-statistic meta:table-count="0" meta:image-count="0" meta:object-count="0" meta:page-count="14" meta:paragraph-count="146" meta:word-count="890" meta:character-count="4929" meta:non-whitespace-character-count="42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